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f2b"/>
    </style:style>
    <style:style style:name="P2" style:family="paragraph" style:parent-style-name="Standard">
      <style:paragraph-properties fo:text-align="start" style:justify-single-word="false"/>
      <style:text-properties officeooo:rsid="0018af2b" officeooo:paragraph-rsid="0018af2b"/>
    </style:style>
    <style:style style:name="P3" style:family="paragraph" style:parent-style-name="Standard">
      <style:paragraph-properties fo:text-align="start" style:justify-single-word="false"/>
      <style:text-properties officeooo:rsid="0019e0d8" officeooo:paragraph-rsid="0019e0d8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8af2b" officeooo:paragraph-rsid="0018af2b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1dfa80" officeooo:paragraph-rsid="001dfa80" style:font-size-asian="12pt" style:font-size-complex="12pt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8af2b" officeooo:paragraph-rsid="0018af2b"/>
    </style:style>
    <style:style style:name="P7" style:family="paragraph" style:parent-style-name="Standard" style:list-style-name="L8">
      <style:paragraph-properties fo:text-align="start" style:justify-single-word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b43b" officeooo:paragraph-rsid="001db43b" style:text-blinking="false" fo:background-color="#f6f7f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fa80" officeooo:paragraph-rsid="001db43b" style:text-blinking="false" fo:background-color="#f6f7f6" style:font-size-asian="12pt" style:font-size-complex="12pt"/>
    </style:style>
    <style:style style:name="P9" style:family="paragraph" style:parent-style-name="Standard" style:list-style-name="L11">
      <style:paragraph-properties fo:text-align="start" style:justify-single-word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27e4f" officeooo:paragraph-rsid="00227e4f" style:text-blinking="false" fo:background-color="#f6f7f6" style:font-size-asian="12pt" style:font-size-complex="12pt"/>
    </style:style>
    <style:style style:name="P10" style:family="paragraph" style:parent-style-name="Standard" style:list-style-name="L1">
      <style:paragraph-properties fo:margin-left="0.4925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P11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b43b" officeooo:paragraph-rsid="0018af2b" style:text-blinking="false" fo:background-color="#f6f7f6" style:font-size-asian="12pt" style:font-size-complex="12pt"/>
    </style:style>
    <style:style style:name="P12" style:family="paragraph" style:parent-style-name="Standard" style:list-style-name="L10">
      <style:paragraph-properties fo:margin-left="0.4925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fa80" officeooo:paragraph-rsid="001dfa80" style:text-blinking="false" fo:background-color="#f6f7f6" style:font-size-asian="12pt" style:font-size-complex="12pt"/>
    </style:style>
    <style:style style:name="P13" style:family="paragraph" style:parent-style-name="Standard" style:list-style-name="L11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officeooo:rsid="00233dbc" officeooo:paragraph-rsid="00233dbc" style:font-size-asian="12pt" style:font-size-complex="12pt"/>
    </style:style>
    <style:style style:name="P14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P15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P16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bad68"/>
    </style:style>
    <style:style style:name="P17" style:family="paragraph" style:parent-style-name="Standard" style:list-style-name="L4">
      <style:paragraph-properties fo:margin-left="0.9846in" fo:margin-right="0in" fo:text-indent="-0.25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4">
      <style:paragraph-properties fo:margin-left="0.9846in" fo:margin-right="0in" fo:text-indent="-0.25in" style:auto-text-indent="false"/>
      <style:text-properties style:font-name="Times New Roman" fo:font-size="12pt" officeooo:rsid="001bad68" officeooo:paragraph-rsid="001bad68" style:font-size-asian="12pt" style:font-size-complex="12pt"/>
    </style:style>
    <style:style style:name="P19" style:family="paragraph" style:parent-style-name="Standard" style:list-style-name="L5">
      <style:paragraph-properties fo:margin-left="0.9846in" fo:margin-right="0in" fo:text-indent="-0.25in" style:auto-text-indent="false"/>
      <style:text-properties style:font-name="Times New Roman" fo:font-size="12pt" officeooo:paragraph-rsid="001bad68" style:font-size-asian="12pt" style:font-size-complex="12pt"/>
    </style:style>
    <style:style style:name="P20" style:family="paragraph" style:parent-style-name="Standard" style:list-style-name="L7">
      <style:paragraph-properties fo:margin-left="0.9846in" fo:margin-right="0in" fo:text-indent="-0.25in" style:auto-text-indent="false"/>
      <style:text-properties style:font-name="Times New Roman" fo:font-size="12pt" officeooo:paragraph-rsid="0018af2b" style:font-size-asian="12pt" style:font-size-complex="12pt"/>
    </style:style>
    <style:style style:name="P21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8af2b" officeooo:paragraph-rsid="0018af2b" style:font-size-asian="12pt" style:font-size-complex="12pt"/>
    </style:style>
    <style:style style:name="P22" style:family="paragraph" style:parent-style-name="Standard" style:list-style-name="L9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23" style:family="paragraph" style:parent-style-name="Standard" style:list-style-name="L10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24" style:family="paragraph" style:parent-style-name="Standard" style:list-style-name="L11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227e4f" officeooo:paragraph-rsid="00227e4f" style:font-size-asian="12pt" style:font-size-complex="12pt"/>
    </style:style>
    <style:style style:name="P25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cae08" officeooo:paragraph-rsid="0018af2b" style:text-blinking="false" fo:background-color="#f6f7f6" style:font-size-asian="12pt" style:font-size-complex="12pt"/>
    </style:style>
    <style:style style:name="P26" style:family="paragraph" style:parent-style-name="Standard" style:list-style-name="L10">
      <style:paragraph-properties fo:margin-left="0.9846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b43b" officeooo:paragraph-rsid="001dfa80" style:text-blinking="false" fo:background-color="#f6f7f6" style:font-size-asian="12pt" style:font-size-complex="12pt"/>
    </style:style>
    <style:style style:name="P27" style:family="paragraph" style:parent-style-name="Standard" style:list-style-name="L11">
      <style:paragraph-properties fo:margin-left="0.9846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27e4f" officeooo:paragraph-rsid="00227e4f" style:text-blinking="false" fo:background-color="#f6f7f6" style:font-size-asian="12pt" style:font-size-complex="12pt"/>
    </style:style>
    <style:style style:name="P28" style:family="paragraph" style:parent-style-name="Standard" style:list-style-name="L11">
      <style:paragraph-properties fo:margin-left="0.9846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33dbc" officeooo:paragraph-rsid="00233dbc" style:text-blinking="false" fo:background-color="#f6f7f6" style:font-size-asian="12pt" style:font-size-complex="12pt"/>
    </style:style>
    <style:style style:name="P29" style:family="paragraph" style:parent-style-name="Standard">
      <style:paragraph-properties fo:margin-left="0.9846in" fo:margin-right="0in" fo:text-align="start" style:justify-single-word="false" fo:text-indent="-0.25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33dbc" officeooo:paragraph-rsid="00233dbc" style:text-blinking="false" fo:background-color="#f6f7f6" style:font-size-asian="12pt" style:font-size-complex="12pt"/>
    </style:style>
    <style:style style:name="P30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officeooo:rsid="0019e0d8" officeooo:paragraph-rsid="0019e0d8"/>
    </style:style>
    <style:style style:name="P31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officeooo:rsid="001bad68" officeooo:paragraph-rsid="001bad68"/>
    </style:style>
    <style:style style:name="P32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1db43b" officeooo:paragraph-rsid="001db43b" style:font-size-asian="12pt" style:font-size-complex="12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dfa80" officeooo:paragraph-rsid="001dfa80" style:text-blinking="false" fo:background-color="#f6f7f6" style:font-size-asian="12pt" style:font-size-complex="12pt"/>
    </style:style>
    <style:style style:name="P34" style:family="paragraph" style:parent-style-name="Standard" style:list-style-name="L11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33dbc" officeooo:paragraph-rsid="00233dbc" style:text-blinking="false" fo:background-color="#f6f7f6" style:font-size-asian="12pt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233dbc" officeooo:paragraph-rsid="00233dbc" style:text-blinking="false" fo:background-color="#f6f7f6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233dbc" officeooo:paragraph-rsid="00233dbc" style:text-blinking="false" fo:background-color="transparen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8af2b"/>
    </style:style>
    <style:style style:name="T3" style:family="text">
      <style:text-properties fo:font-style="normal" fo:font-weight="normal" officeooo:rsid="001bad68"/>
    </style:style>
    <style:style style:name="T4" style:family="text">
      <style:text-properties fo:font-style="normal" fo:font-weight="normal" officeooo:rsid="001cae08"/>
    </style:style>
    <style:style style:name="T5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#f6f7f6"/>
    </style:style>
    <style:style style:name="T6" style:family="text">
      <style:text-properties fo:font-variant="normal" fo:text-transform="none" fo:color="#333333" style:text-line-through-style="none" fo:font-style="normal" style:text-underline-style="none" fo:font-weight="normal" officeooo:rsid="001bad68" style:text-blinking="false" fo:background-color="#f6f7f6"/>
    </style:style>
    <style:style style:name="T7" style:family="text">
      <style:text-properties fo:font-variant="normal" fo:text-transform="none" fo:color="#333333" style:text-line-through-style="none" fo:font-style="normal" style:text-underline-style="none" fo:font-weight="normal" officeooo:rsid="001cae08" style:text-blinking="false" fo:background-color="#f6f7f6"/>
    </style:style>
    <style:style style:name="T8" style:family="text">
      <style:text-properties fo:font-variant="normal" fo:text-transform="none" fo:color="#333333" style:text-line-through-style="none" fo:font-style="normal" style:text-underline-style="none" fo:font-weight="normal" officeooo:rsid="001db43b" style:text-blinking="false" fo:background-color="#f6f7f6"/>
    </style:style>
    <style:style style:name="T9" style:family="text">
      <style:text-properties fo:font-variant="normal" fo:text-transform="none" fo:color="#333333" style:text-line-through-style="none" fo:font-style="normal" style:text-underline-style="none" fo:font-weight="normal" officeooo:rsid="001dfa80" style:text-blinking="false" fo:background-color="#f6f7f6"/>
    </style:style>
    <style:style style:name="T10" style:family="text">
      <style:text-properties fo:font-variant="normal" fo:text-transform="none" fo:color="#333333" style:text-line-through-style="none" fo:font-style="normal" style:text-underline-style="none" fo:font-weight="normal" officeooo:rsid="001f3bb5" style:text-blinking="false" fo:background-color="#f6f7f6"/>
    </style:style>
    <style:style style:name="T11" style:family="text">
      <style:text-properties fo:font-variant="normal" fo:text-transform="none" fo:color="#333333" style:text-line-through-style="none" fo:font-style="normal" style:text-underline-style="none" fo:font-weight="normal" officeooo:rsid="00227e4f" style:text-blinking="false" fo:background-color="#f6f7f6"/>
    </style:style>
    <style:style style:name="T12" style:family="text">
      <style:text-properties fo:font-variant="normal" fo:text-transform="none" fo:color="#333333" style:text-line-through-style="none" fo:font-style="normal" style:text-underline-style="none" fo:font-weight="normal" officeooo:rsid="00233dbc" style:text-blinking="false" fo:background-color="#f6f7f6"/>
    </style:style>
    <style:style style:name="T13" style:family="text"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#f6f7f6" style:font-size-asian="12pt" style:font-size-complex="12pt"/>
    </style:style>
    <style:style style:name="T14" style:family="text"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cae08" style:text-blinking="false" fo:background-color="#f6f7f6" style:font-size-asian="12pt" style:font-size-complex="12pt"/>
    </style:style>
    <style:style style:name="T15" style:family="text">
      <style:text-properties officeooo:rsid="0019e0d8"/>
    </style:style>
    <style:style style:name="T16" style:family="text">
      <style:text-properties officeooo:rsid="001bad68"/>
    </style:style>
    <style:style style:name="T17" style:family="text">
      <style:text-properties officeooo:rsid="001cae08"/>
    </style:style>
    <style:style style:name="T18" style:family="text">
      <style:text-properties style:font-name="Arial1" fo:font-size="11.25pt" fo:font-style="normal" fo:font-weight="normal"/>
    </style:style>
    <style:style style:name="T19" style:family="text">
      <style:text-properties officeooo:rsid="0023fe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D Scena<text:span text:style-name="T15">r</text:span>ios:</text:p>
      <text:p text:style-name="P1"/>
      <text:p text:style-name="P1"/>
      <text:p text:style-name="P3">1.<text:span text:style-name="T16">) </text:span><text:s/>Clicking Map after Clicking Add a Note</text:p>
      <text:list xml:id="list1974065088166842859" text:style-name="L1">
        <text:list-header>
          <text:p text:style-name="P10">1) Scenario: Clicks cancel</text:p>
        </text:list-header>
      </text:list>
      <text:list xml:id="list5552314198413283553" text:style-name="L2">
        <text:list-item>
          <text:p text:style-name="P14">Given the user clicks on the menu item add a note</text:p>
        </text:list-item>
        <text:list-item>
          <text:p text:style-name="P14">And the user clicks on the map</text:p>
        </text:list-item>
      </text:list>
      <text:list xml:id="list4952416339610305983" text:style-name="L3">
        <text:list-item>
          <text:p text:style-name="P15">When the user clicks on the cancel button</text:p>
        </text:list-item>
        <text:list-item>
          <text:p text:style-name="P15">Then the prompt should disappear </text:p>
        </text:list-item>
        <text:list-item>
          <text:p text:style-name="P15">And the program returns to map view</text:p>
          <text:p text:style-name="P30"><text:s text:c="11"/>2) Scenario: Clicks ok with <text:span text:style-name="T16">no text entered for title</text:span></text:p>
        </text:list-item>
        <text:list-item>
          <text:p text:style-name="P16">Given the user clicks on the menu item add a note</text:p>
        </text:list-item>
        <text:list-item>
          <text:p text:style-name="P16">And the user clicks on the map</text:p>
        </text:list-item>
        <text:list-item>
          <text:p text:style-name="P16">When the user clicks on the <text:span text:style-name="T16">ok</text:span> button</text:p>
        </text:list-item>
        <text:list-item>
          <text:p text:style-name="P16">Then <text:span text:style-name="T16">a message will appear “Please add some text”</text:span></text:p>
          <text:p text:style-name="P31"><text:s text:c="11"/>3) Scenario: Click ok with text entered for title</text:p>
        </text:list-item>
        <text:list-item>
          <text:p text:style-name="P16">Given the user clicks on the menu item add a note</text:p>
        </text:list-item>
        <text:list-item>
          <text:p text:style-name="P16">And the user clicks on the map</text:p>
        </text:list-item>
        <text:list-item>
          <text:p text:style-name="P16">When the user clicks on the <text:span text:style-name="T16">ok</text:span> button</text:p>
        </text:list-item>
        <text:list-item>
          <text:p text:style-name="P16">Then <text:span text:style-name="T16">a new screen will pop up asking at what time interval would the user like to be reminded of</text:span></text:p>
        </text:list-item>
      </text:list>
      <text:p text:style-name="P3"/>
      <text:p text:style-name="P1"/>
      <text:p text:style-name="P2"><text:span text:style-name="T15">2</text:span>.<text:span text:style-name="T16">) </text:span><text:s/><text:span text:style-name="T16">Setting scheduled reminders</text:span></text:p>
      <text:p text:style-name="P2"/>
      <text:p text:style-name="P4">1) Scenario: <text:span text:style-name="T16">One minute reminders</text:span></text:p>
      <text:list xml:id="list5895429686334807561" text:style-name="L4">
        <text:list-item>
          <text:p text:style-name="P17"><text:span text:style-name="T1">Given </text:span><text:span text:style-name="T2">t</text:span><text:span text:style-name="T1">he user </text:span><text:span text:style-name="T3">has checked the one minute box on the </text:span><text:span text:style-name="T4">alarm</text:span><text:span text:style-name="T3"> interval screen</text:span></text:p>
        </text:list-item>
        <text:list-item>
          <text:p text:style-name="P17"><text:span text:style-name="T1">When the user clicks </text:span><text:span text:style-name="T4">Confirm</text:span></text:p>
        </text:list-item>
        <text:list-item>
          <text:p text:style-name="P17"><text:span text:style-name="T5">Then </text:span><text:span text:style-name="T6">a marker will appear on the map</text:span></text:p>
        </text:list-item>
        <text:list-item>
          <text:p text:style-name="P18"><text:span text:style-name="T6">A</text:span><text:span text:style-name="T5">nd the marker </text:span><text:span text:style-name="T8">with an alarm of one minute will appear on the map</text:span></text:p>
        </text:list-item>
      </text:list>
      <text:p text:style-name="P4">2) Scenario: <text:span text:style-name="T17">Weekly reminders</text:span></text:p>
      <text:list xml:id="list1932670875456859493" text:style-name="L5">
        <text:list-item>
          <text:p text:style-name="P19"><text:span text:style-name="T1">Given </text:span><text:span text:style-name="T2">t</text:span><text:span text:style-name="T1">he user </text:span><text:span text:style-name="T3">has checked the weekly reminders box on the </text:span><text:span text:style-name="T4">alarm</text:span><text:span text:style-name="T3"> interval screen</text:span></text:p>
        </text:list-item>
        <text:list-item>
          <text:p text:style-name="P19"><text:span text:style-name="T1">When the user clicks </text:span><text:span text:style-name="T4">Confirm</text:span></text:p>
        </text:list-item>
        <text:list-item>
          <text:p text:style-name="P19"><text:span text:style-name="T5">Then </text:span><text:span text:style-name="T6">a </text:span><text:span text:style-name="T8">marker with a </text:span><text:span text:style-name="T11">weekly </text:span><text:span text:style-name="T8">alarm will appear on the map</text:span></text:p>
        </text:list-item>
      </text:list>
      <text:list xml:id="list3758010538150215423" text:style-name="L6">
        <text:list-header>
          <text:p text:style-name="P6"><text:span text:style-name="T13">3) Scenario: </text:span><text:span text:style-name="T14">Not adding any reminders</text:span></text:p>
        </text:list-header>
      </text:list>
      <text:list xml:id="list1364377449789128869" text:style-name="L7">
        <text:list-item>
          <text:p text:style-name="P20"><text:span text:style-name="T1">Given </text:span><text:span text:style-name="T2">t</text:span><text:span text:style-name="T1">he user </text:span><text:span text:style-name="T4">is looking at the alarm interval screen</text:span></text:p>
        </text:list-item>
        <text:list-item>
          <text:p text:style-name="P20"><text:span text:style-name="T1">When the user clicks </text:span><text:span text:style-name="T7">confirm without checking any boxes on the alarm interval screen</text:span></text:p>
        </text:list-item>
        <text:list-item>
          <text:p text:style-name="P21"><text:span text:style-name="T5">Then </text:span><text:span text:style-name="T7">a marker without any alarm will appear on the map</text:span></text:p>
          <text:p text:style-name="P25"/>
          <text:p text:style-name="P32"><text:span text:style-name="T7">3.</text:span><text:span text:style-name="T5">) <text:s/>Click on a marker already on the map</text:span></text:p>
        </text:list-item>
      </text:list>
      <text:p text:style-name="P11"><text:tab/>1) Scenario: Snooze</text:p>
      <text:list xml:id="list8448958194894480573" text:style-name="L8">
        <text:list-item>
          <text:p text:style-name="P7">Given the user has clicked on a marker on the map</text:p>
        </text:list-item>
        <text:list-item>
          <text:p text:style-name="P7">When the user clicks Snooze</text:p>
        </text:list-item>
        <text:list-item>
          <text:p text:style-name="P7"><text:soft-page-break/>Then the marker will disappear off the map temporarily</text:p>
        </text:list-item>
        <text:list-item>
          <text:p text:style-name="P7">And its alarm to repost itself will be disabled temporarily</text:p>
        </text:list-item>
      </text:list>
      <text:p text:style-name="P8"><text:tab/>2) Scenario: Remove Alarm</text:p>
      <text:list xml:id="list5811826200546542373" text:style-name="L9">
        <text:list-item>
          <text:p text:style-name="P22"><text:span text:style-name="T5">Given the user has clicked on a </text:span><text:span text:style-name="T12">marker</text:span><text:span text:style-name="T5"> on the map</text:span></text:p>
        </text:list-item>
        <text:list-item>
          <text:p text:style-name="P22"><text:span text:style-name="T5">When the user clicks </text:span><text:span text:style-name="T9">Remove Alarm</text:span></text:p>
        </text:list-item>
        <text:list-item>
          <text:p text:style-name="P22"><text:span text:style-name="T5">Then the marker will </text:span><text:span text:style-name="T9">no longer have an alarm</text:span></text:p>
        </text:list-item>
      </text:list>
      <text:p text:style-name="P33"><text:tab/>3) Scenario: Complete Task</text:p>
      <text:list xml:id="list9082889887302130807" text:style-name="L10">
        <text:list-item>
          <text:p text:style-name="P26">Given the user has clicked on a marker on the map</text:p>
        </text:list-item>
        <text:list-item>
          <text:p text:style-name="P23"><text:span text:style-name="T5">When the user clicks </text:span><text:span text:style-name="T9">Complete task</text:span></text:p>
        </text:list-item>
        <text:list-item>
          <text:p text:style-name="P23"><text:span text:style-name="T5">Then the marker will </text:span><text:span text:style-name="T9">disappear from the map</text:span></text:p>
          <text:p text:style-name="P12"/>
        </text:list-item>
      </text:list>
      <text:p text:style-name="P5"><text:span text:style-name="T5">4) Active</text:span><text:span text:style-name="T10">L</text:span><text:span text:style-name="T5">ist</text:span></text:p>
      <text:p text:style-name="P5"><text:span text:style-name="T11"><text:tab/>1) Scenario: Click on </text:span><text:span text:style-name="T12">Place-it</text:span><text:span text:style-name="T11"> name in active list</text:span></text:p>
      <text:list xml:id="list7453552568417341430" text:style-name="L11">
        <text:list-item>
          <text:p text:style-name="P27">Given the user has opened up active list</text:p>
        </text:list-item>
        <text:list-item>
          <text:p text:style-name="P24"><text:span text:style-name="T5">When the user clicks on </text:span><text:span text:style-name="T12">a Place-it's</text:span><text:span text:style-name="T5"> name in the active list</text:span></text:p>
        </text:list-item>
        <text:list-item>
          <text:p text:style-name="P27">Then the program will shift its view to the marker's location</text:p>
          <text:p text:style-name="P9">2) Scenario: Click on okay button in active list</text:p>
        </text:list-item>
        <text:list-item>
          <text:p text:style-name="P27">Given the user has opened up active list</text:p>
        </text:list-item>
        <text:list-item>
          <text:p text:style-name="P27">When the user clicks on the okay button in active list</text:p>
        </text:list-item>
        <text:list-item>
          <text:p text:style-name="P24"><text:span text:style-name="T5">Then the </text:span><text:span text:style-name="T12">active list will disappear</text:span></text:p>
        </text:list-item>
        <text:list-item>
          <text:p text:style-name="P28">And the program will revert to the map view the user had before opening active list</text:p>
          <text:p text:style-name="P28"/>
          <text:p text:style-name="P34">5) Mocking</text:p>
          <text:p text:style-name="P34"/>
          <text:p text:style-name="P13"><text:span text:style-name="T11">1</text:span><text:span text:style-name="T5">) Scenario: Enter range of Place-It</text:span></text:p>
        </text:list-item>
        <text:list-item>
          <text:p text:style-name="P28">Given there is at least one Place-it somewhere on the map</text:p>
        </text:list-item>
        <text:list-item>
          <text:p text:style-name="P28">When the user's current location enters a half-mile of any Place-it</text:p>
        </text:list-item>
        <text:list-item>
          <text:p text:style-name="P28">Then the user will receive a notification about the Place-it</text:p>
        </text:list-item>
      </text:list>
      <text:p text:style-name="P35"/>
      <text:p text:style-name="P38"><text:bookmark text:name="docs-internal-guid-610907b0-c90e-5224-0ea0-98771a257551"/>BDD Scenarios <text:span text:style-name="T19">for Milestone 2:</text:span></text:p>
      <text:p text:style-name="P36">1) Create Account</text:p>
      <text:p text:style-name="P37"><text:span text:style-name="T18">1) Scenario 1: Create New Account with new data</text:span></text:p>
      <text:p text:style-name="P37"><text:s/><text:span text:style-name="T18">Given user clicks on create account button</text:span></text:p>
      <text:p text:style-name="P37"><text:span text:style-name="T18">When the user fills out the desired fields,</text:span></text:p>
      <text:p text:style-name="P37"><text:span text:style-name="T18">And clicks Confirm</text:span></text:p>
      <text:p text:style-name="P36">Then a new account is created.</text:p>
      <text:p text:style-name="P37"><text:span text:style-name="T18">2.) Scenario 2: Create New Account with used data</text:span></text:p>
      <text:p text:style-name="P37"><text:span text:style-name="T18">Given user clicks on create account button</text:span></text:p>
      <text:p text:style-name="P37"><text:span text:style-name="T18">When the user fills out the desired fields with already used data,</text:span></text:p>
      <text:p text:style-name="P37"><text:span text:style-name="T18">And clicks Confirm</text:span></text:p>
      <text:p text:style-name="P36">Then the app will prompt the user to submit a different e-mail.</text:p>
      <text:p text:style-name="P36">3) Scenario 3: Cancel Creating New Account</text:p>
      <text:p text:style-name="P37"><text:s/><text:span text:style-name="T18">Given user clicks on create account button</text:span></text:p>
      <text:p text:style-name="P37"><text:soft-page-break/><text:span text:style-name="T18">When the user clicks Cancel Button,</text:span></text:p>
      <text:p text:style-name="P36">Then app goes back to user screen</text:p>
      <text:p text:style-name="Text_20_body"/>
      <text:p text:style-name="P36">2) Sharing Place-its Data and State</text:p>
      <text:p text:style-name="P37"><text:span text:style-name="T18">1) Scenario 1: Sharing Place-its Data and State</text:span></text:p>
      <text:p text:style-name="P37"><text:span text:style-name="T18">Given the user opens up the app</text:span></text:p>
      <text:p text:style-name="P37"><text:span text:style-name="T18">When the user logs into their account on a different device</text:span></text:p>
      <text:p text:style-name="P36">Then the Place-its data from that account is shared with the device.</text:p>
      <text:p text:style-name="Text_20_body"/>
      <text:p text:style-name="P36">3) Posting reminders at named category of location</text:p>
      <text:p text:style-name="P36">1) Scenario 1: Post a place-it with category tag </text:p>
      <text:p text:style-name="P37"><text:span text:style-name="T18">Given the user adds a place-it to the map,</text:span></text:p>
      <text:p text:style-name="P37"><text:span text:style-name="T18">When the user types up a category tag,</text:span></text:p>
      <text:p text:style-name="P36">Then the note is associated with that category.</text:p>
      <text:p text:style-name="Text_20_body"/>
      <text:p text:style-name="P36">2) Scenario 2: Post a place-it with no category</text:p>
      <text:p text:style-name="P37"><text:span text:style-name="T18">Given the user adds a place-it to the map</text:span></text:p>
      <text:p text:style-name="P37"><text:span text:style-name="T18">When the user does not enter a category tag</text:span></text:p>
      <text:p text:style-name="P36">Then the note is not associated with any category 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16:54:44.030809000</meta:creation-date>
    <dc:title>My MLA Template</dc:title>
    <meta:editing-duration>PT1H14M55S</meta:editing-duration>
    <meta:editing-cycles>4</meta:editing-cycles>
    <meta:generator>LibreOffice/4.1.4.2$Windows_x86 LibreOffice_project/0a0440ccc0227ad9829de5f46be37cfb6edcf72</meta:generator>
    <dc:date>2014-03-15T21:03:53.103000000</dc:date>
    <meta:document-statistic meta:table-count="0" meta:image-count="0" meta:object-count="0" meta:page-count="3" meta:paragraph-count="95" meta:word-count="802" meta:character-count="4051" meta:non-whitespace-character-count="3359"/>
    <meta:template xlink:type="simple" xlink:actuate="onRequest" xlink:title="My MLA Template" xlink:href="../../Library/Application%20Support/LibreOffice/4/user/template/My%20MLA%20Template.ott" meta:date="2014-02-15T16:54:40.529851000"/>
  </office:meta>
</office:document-meta>
</file>